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4" style:family="paragraph" style:parent-style-name="Text_20_body">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language="en" fo:country="US"/>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18">%=<text:span text:style-name="T4">remLineWhenBlank(empty_line)=%</text:span>%#include AM_HEADER#%</text:p>
      <text:p text:style-name="P19"/>
      <text:p text:style-name="P21">Décision d’attribution d'une contribution de l'Etat à la réduction des primes dans l'assurance‑maladie pour l'année %=RELATIV1=%</text:p>
      <text:p text:style-name="P22"/>
      <text:p text:style-name="P22"/>
      <text:p text:style-name="P17">%=TITRE=%,</text:p>
      <text:p text:style-name="P17"/>
      <text:p text:style-name="P17">Nous constatons que vous avez bénéficié des prestations de la prestation complémentaire à l'AVS/AI jusqu'au %=DATEFINASSISTE=%. La contribution mensuelle qui vous était allouée à ce titre doit donc être supprimée à partir du %=DATEDEBUT=%.</text:p>
      <text:p text:style-name="P17"/>
      <text:p text:style-name="P17">Toutefois, étant donné que votre revenu déterminant, s'èlève à CHF %=REVDET=%, nous avons le plaisir de vous annoncer que vous pouvez bénéficier des contributions suivantes :</text:p>
      <text:p text:style-name="P17">%#include AM_SUBSIDES#%</text:p>
      <text:p text:style-name="P17">%#include AM_INFO_2019#%</text:p>
      <text:p text:style-name="P17">%#include AM_SIGNATURES#%</text:p>
      <text:p text:style-name="P23">%#include AM_REVENU_STANDARD_<text:span text:style-name="T5">2019</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VOIES DE DROIT AU VERSO</text:p>
        <text:p text:style-name="MP11">decmpce</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24T16:52:11.93</dc:date>
    <meta:print-date>2003-09-10T06:53:00</meta:print-date>
    <meta:editing-cycles>120</meta:editing-cycles>
    <meta:editing-duration>PT7H1M27S</meta:editing-duration>
    <meta:document-statistic meta:table-count="0" meta:image-count="2" meta:object-count="0" meta:page-count="2" meta:paragraph-count="36" meta:word-count="297" meta:character-count="2212"/>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